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7fe5" officeooo:paragraph-rsid="00117fe5"/>
    </style:style>
    <style:style style:name="P2" style:family="paragraph" style:parent-style-name="Standard">
      <style:paragraph-properties fo:text-align="center" style:justify-single-word="false"/>
      <style:text-properties officeooo:rsid="00117fe5" officeooo:paragraph-rsid="00117fe5"/>
    </style:style>
    <style:style style:name="P3" style:family="paragraph" style:parent-style-name="Standard">
      <style:text-properties fo:font-style="italic" officeooo:rsid="00117fe5" officeooo:paragraph-rsid="00117fe5" style:font-style-asian="italic" style:font-style-complex="italic"/>
    </style:style>
    <style:style style:name="P4" style:family="paragraph" style:parent-style-name="Standard">
      <style:text-properties officeooo:rsid="001302fe" officeooo:paragraph-rsid="001302fe"/>
    </style:style>
    <style:style style:name="P5" style:family="paragraph" style:parent-style-name="Standard">
      <style:text-properties officeooo:rsid="001302fe" officeooo:paragraph-rsid="0014b2dc"/>
    </style:style>
    <style:style style:name="P6" style:family="paragraph" style:parent-style-name="Standard">
      <style:text-properties officeooo:rsid="001302fe" officeooo:paragraph-rsid="00152ad6"/>
    </style:style>
    <style:style style:name="P7" style:family="paragraph" style:parent-style-name="Standard">
      <style:text-properties officeooo:rsid="0014b2dc" officeooo:paragraph-rsid="0014b2dc"/>
    </style:style>
    <style:style style:name="P8" style:family="paragraph" style:parent-style-name="Standard">
      <style:text-properties officeooo:rsid="00152ad6" officeooo:paragraph-rsid="00152ad6"/>
    </style:style>
    <style:style style:name="P9" style:family="paragraph" style:parent-style-name="Standard">
      <style:text-properties officeooo:rsid="00164f65" officeooo:paragraph-rsid="00164f65"/>
    </style:style>
    <style:style style:name="P10" style:family="paragraph" style:parent-style-name="Standard">
      <style:text-properties officeooo:rsid="00164f65" officeooo:paragraph-rsid="00175f12"/>
    </style:style>
    <style:style style:name="P11" style:family="paragraph" style:parent-style-name="Standard">
      <style:text-properties officeooo:rsid="00175f12" officeooo:paragraph-rsid="00175f12"/>
    </style:style>
    <style:style style:name="P12" style:family="paragraph" style:parent-style-name="Standard">
      <style:text-properties officeooo:rsid="0017aa8a" officeooo:paragraph-rsid="0017aa8a"/>
    </style:style>
    <style:style style:name="P13" style:family="paragraph" style:parent-style-name="Standard">
      <style:text-properties officeooo:rsid="00180539" officeooo:paragraph-rsid="00180539"/>
    </style:style>
    <style:style style:name="P14" style:family="paragraph" style:parent-style-name="Standard">
      <style:text-properties officeooo:rsid="00180539" officeooo:paragraph-rsid="00193a42"/>
    </style:style>
    <style:style style:name="P15" style:family="paragraph" style:parent-style-name="Standard">
      <style:text-properties officeooo:rsid="00193a42" officeooo:paragraph-rsid="00193a42"/>
    </style:style>
    <style:style style:name="P16" style:family="paragraph" style:parent-style-name="Heading_20_3">
      <style:paragraph-properties fo:break-before="page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T1" style:family="text">
      <style:text-properties officeooo:rsid="001302fe"/>
    </style:style>
    <style:style style:name="T2" style:family="text">
      <style:text-properties officeooo:rsid="0014b2d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b2dc" style:font-weight-asian="bold" style:font-weight-complex="bold"/>
    </style:style>
    <style:style style:name="T5" style:family="text">
      <style:text-properties fo:font-weight="bold" officeooo:rsid="0017aa8a" style:font-weight-asian="bold" style:font-weight-complex="bold"/>
    </style:style>
    <style:style style:name="T6" style:family="text">
      <style:text-properties officeooo:rsid="00152ad6"/>
    </style:style>
    <style:style style:name="T7" style:family="text">
      <style:text-properties officeooo:rsid="00175f12"/>
    </style:style>
    <style:style style:name="T8" style:family="text">
      <style:text-properties officeooo:rsid="0017aa8a"/>
    </style:style>
    <style:style style:name="T9" style:family="text">
      <style:text-properties officeooo:rsid="00193a42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93a42" style:font-size-asian="10pt" style:font-size-complex="10pt"/>
    </style:style>
    <style:style style:name="T12" style:family="text">
      <style:text-properties style:text-position="super 58%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8in" fo:min-width="0.1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083in" fo:min-width="0.10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itness in Path Semantical Logic</text:p>
      <text:p text:style-name="P2">by Sven Nilsen, 2020</text:p>
      <text:p text:style-name="P1"/>
      <text:p text:style-name="P3">In this paper I explain why a witness is required for one-to-many associated propositions.</text:p>
      <text:p text:style-name="P1"/>
      <text:p text:style-name="P1">Path Semantical Logical separates propositions<text:span text:style-name="T12"><text:reference-ref text:reference-format="text" text:ref-name="propositional calculus">[1]</text:reference-ref></text:span> into levels, such that an equality between two propositions in level N+1, propagates into equality between uniquely associated propositions in level N. For example, if `f` has level N+1 and `x` has level `N`, then `f(x)` associates `x` uniquely with `f`.</text:p>
      <text:p text:style-name="P1"/>
      <text:p text:style-name="P4">A proposition in Path Semantical Logic can be thought of as a symbol. One is able to associate symbols with something. The identification of symbols leads to identification of what the symbols mean.</text:p>
      <text:p text:style-name="P1"/>
      <text:p text:style-name="P1"><text:span text:style-name="T1">W</text:span>hen two symbols `f` and `g` are equal, their associated <text:span text:style-name="T1">meaning is also equal:</text:span></text:p>
      <text:p text:style-name="P1"/>
      <text:p text:style-name="P1"><text:tab/>f(x), g(y), f=g =&gt; x=y</text:p>
      <text:p text:style-name="P1"/>
      <text:p text:style-name="P4">Since `f=f`, one might think that the following is true in Path Semantical Logic:</text:p>
      <text:p text:style-name="P4"/>
      <text:p text:style-name="P4"><text:tab/>f(x), f(y) =&gt; x=y</text:p>
      <text:p text:style-name="P4"/>
      <text:p text:style-name="P4">However, this is not the case!</text:p>
      <text:p text:style-name="P4"/>
      <text:p text:style-name="P4">The reason for this is that propositions have their own particular semantics, that can be a bit tricky.</text:p>
      <text:p text:style-name="P4">In order to explain this, it is simpler to start with another example.</text:p>
      <text:p text:style-name="P4"/>
      <text:p text:style-name="P4">The following is a tautology in propositional logic:</text:p>
      <text:p text:style-name="P4"/>
      <text:p text:style-name="P4"><text:tab/>(f =&gt; x) ∧ (f =&gt; y) =&gt; (f =&gt; x=y)</text:p>
      <text:p text:style-name="P4"/>
      <text:p text:style-name="P4">Path Semantical Logic uses implication `=&gt;` under the hood, so one could write this as:</text:p>
      <text:p text:style-name="P4"/>
      <text:p text:style-name="P4"><text:tab/>f(x), f(y) =&gt; f(x=y)</text:p>
      <text:p text:style-name="P4"/>
      <text:p text:style-name="P5">Notice that this would be invalid syntax in<text:span text:style-name="T2"> typed </text:span>first-order logic.</text:p>
      <text:p text:style-name="P5">In<text:span text:style-name="T2"> typed </text:span>first-order logic, <text:span text:style-name="T2">if `x : T` and `y : T`, then `x=y : T=T.</text:span></text:p>
      <text:p text:style-name="P7">The predicate `f : T → 𝔹` can not take `T=T` as argument.</text:p>
      <text:p text:style-name="P7"/>
      <text:p text:style-name="P7">In Sized Type Theory<text:span text:style-name="T12"><text:reference-ref text:reference-format="text" text:ref-name="sized type theory">[2]</text:reference-ref></text:span>, this type error is exploited, overloading with `f(x~=y) = (f(x)~=f(y))`.</text:p>
      <text:p text:style-name="P7">However, in general, `f(x=y)` would assume that `f : 𝔹 → 𝔹`.</text:p>
      <text:p text:style-name="P5"/>
      <text:p text:style-name="P7">Now, it happens that since all types in propositional logic are `𝔹`, could <text:span text:style-name="T6">one</text:span> make this work?</text:p>
      <text:p text:style-name="P7">There is a problem though: <text:span text:style-name="T1">For all `x` and `y`, it is not true that `(x=y)=x`.</text:span></text:p>
      <text:p text:style-name="P4"/>
      <text:p text:style-name="P4"><text:tab/><text:span text:style-name="T2">(x=y)=x<text:tab/><text:tab/>Is </text:span><text:span text:style-name="T4">not</text:span><text:span text:style-name="T2"> a tautology!</text:span></text:p>
      <text:p text:style-name="P4"/>
      <text:p text:style-name="P8">Think about it: If `f(x)` and `<text:span text:style-name="T1">f(x=y)</text:span>`, then all inputs to `f` are the same, then `(x=y)=x`.</text:p>
      <text:p text:style-name="P8"><text:soft-page-break/>This means that if the following was true in Path Semantical Logic:</text:p>
      <text:p text:style-name="P8"/>
      <text:p text:style-name="P4"><text:tab/><text:span text:style-name="T2">f(x), f(x=y) =&gt; (x=y)=x</text:span></text:p>
      <text:p text:style-name="P4"/>
      <text:p text:style-name="P8">Then the following would also be true:</text:p>
      <text:p text:style-name="P8"/>
      <text:p text:style-name="P6"><text:tab/>f(x), f(y) =&gt; x=y</text:p>
      <text:p text:style-name="P6"/>
      <text:p text:style-name="P8">However, since the first is not natural, the second is also not natural.</text:p>
      <text:p text:style-name="P8"/>
      <text:p text:style-name="P9">Yet, there is a way out of this problem: Introduce a witness.</text:p>
      <text:p text:style-name="P9"/>
      <text:p text:style-name="P9">To understand witnesses better, one might think of `f(x)` and `f(y)` as two points in a space.</text:p>
      <text:p text:style-name="P9"><draw:custom-shape text:anchor-type="paragraph" draw:z-index="1" draw:name="Shape1" draw:style-name="gr2" draw:text-style-name="P18" svg:width="0.1795in" svg:height="0.1795in" svg:x="1.7047in" svg:y="0.1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3" draw:text-style-name="P18" svg:width="0.1795in" svg:height="0.1795in" svg:x="3.3016in" svg:y="0.1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0" draw:name="Shape2" draw:style-name="gr1" draw:text-style-name="P17" svg:x1="1.7909in" svg:y1="0.0681in" svg:x2="3.3866in" svg:y2="0.0752in"><text:p/></draw:line></text:p>
      <text:p text:style-name="P9"/>
      <text:p text:style-name="P9">The space `f` is constractible if there a line connecting any two points.</text:p>
      <text:p text:style-name="P9">A witness of the line is a surface that intersects with the line:</text:p>
      <text:p text:style-name="P9"/>
      <text:p text:style-name="P9"><draw:line text:anchor-type="paragraph" draw:z-index="6" draw:name="Shape2" draw:style-name="gr4" draw:text-style-name="P17" svg:x1="1.4402in" svg:y1="0.7535in" svg:x2="2.1917in" svg:y2="0.102in"><text:p/></draw:line><draw:line text:anchor-type="paragraph" draw:z-index="7" draw:name="Shape2" draw:style-name="gr4" draw:text-style-name="P17" svg:x1="2.9791in" svg:y1="0.7898in" svg:x2="3.7307in" svg:y2="0.1382in"><text:p/></draw:line></text:p>
      <text:p text:style-name="P9"><draw:custom-shape text:anchor-type="paragraph" draw:z-index="4" draw:name="Shape1" draw:style-name="gr3" draw:text-style-name="P18" svg:width="0.1795in" svg:height="0.1795in" svg:x="1.6909in" svg:y="0.1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3" draw:text-style-name="P18" svg:width="0.1795in" svg:height="0.1795in" svg:x="3.2874in" svg:y="0.1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3" draw:name="Shape2" draw:style-name="gr1" draw:text-style-name="P17" svg:x1="1.7772in" svg:y1="0.0799in" svg:x2="3.3728in" svg:y2="0.087in"><text:p/></draw:line></text:p>
      <text:p text:style-name="P9"/>
      <text:p text:style-name="P9"/>
      <text:p text:style-name="P10">Instead of allowing a space to be contractible for any line,</text:p>
      <text:p text:style-name="P10">one can require the existence of a surface <text:span text:style-name="T7">intersecting with the line.</text:span></text:p>
      <text:p text:style-name="P11">Any surface will suffice, it just needs to be mentioned explicitly.</text:p>
      <text:p text:style-name="P11"/>
      <text:p text:style-name="P11">However, instead of doing this for every pair of points in space, there is a shortcut:</text:p>
      <text:p text:style-name="P11">Connect two spaces `f` and `g` directly, using `f=g`.</text:p>
      <text:p text:style-name="P10"/>
      <text:p text:style-name="P11">In Path Semantical Logic, one can prove the following:</text:p>
      <text:p text:style-name="P9"/>
      <text:p text:style-name="P9"><text:tab/><text:span text:style-name="T7">f(x), f(y), f=g =&gt; x=y</text:span></text:p>
      <text:p text:style-name="P9"/>
      <text:p text:style-name="P11">However, one can <text:span text:style-name="T3">not</text:span> prove the following:</text:p>
      <text:p text:style-name="P11"/>
      <text:p text:style-name="P11"><text:tab/>f(x), f(<text:span text:style-name="T5">x=</text:span><text:span text:style-name="T3">y</text:span>), f=g =&gt; <text:span text:style-name="T8">x=(</text:span><text:span text:style-name="T5">x=y</text:span><text:span text:style-name="T8">)<text:tab/><text:tab/><text:tab/>Substituting `y` with `x=y`</text:span></text:p>
      <text:p text:style-name="P11"/>
      <text:p text:style-name="P12">With other words, substituting a variable `y` with `x=y` is not sound in Path Semantical Logic.</text:p>
      <text:p text:style-name="P12"/>
      <text:p text:style-name="P12">Yet, one can prove the following:</text:p>
      <text:p text:style-name="P12"/>
      <text:p text:style-name="P12"><text:tab/>f(x), f(x=y), f=g =&gt; x=y</text:p>
      <text:p text:style-name="P12"/>
      <text:p text:style-name="P13">As if by magic, Path Semantical Logic seems to know how to destructure equality.</text:p>
      <text:p text:style-name="P13"/>
      <text:p text:style-name="P15">The proofs in this paper were checked by an implementation<text:span text:style-name="T12"><text:reference-ref text:reference-format="text" text:ref-name="faster brute force proofs">[3]</text:reference-ref></text:span> of Path Semantical Logic.</text:p>
      <text:h text:style-name="P16" text:outline-level="3">References:</text:h>
      <text:p text:style-name="P13"/>
      <text:p text:style-name="P13"><text:reference-mark-start text:name="propositional calculus"/>[1]<text:reference-mark-end text:name="propositional calculus"/><text:tab/>“<text:span text:style-name="T9">Propositional calculus”</text:span></text:p>
      <text:p text:style-name="P13"><text:tab/><text:span text:style-name="T9">Wikipedia</text:span></text:p>
      <text:p text:style-name="P14"><text:tab/><text:a xlink:type="simple" xlink:href="https://en.wikipedia.org/wiki/Propositional_calculus" text:style-name="Internet_20_link" text:visited-style-name="Visited_20_Internet_20_Link"><text:span text:style-name="T11">https://en.wikipedia.org/wiki/Propositional_calculus</text:span></text:a></text:p>
      <text:p text:style-name="P14"/>
      <text:p text:style-name="P15"><text:reference-mark-start text:name="sized type theory"/>[2]<text:reference-mark-end text:name="sized type theory"/><text:tab/>“Sized Type Theory”</text:p>
      <text:p text:style-name="P15"><text:tab/>Sven Nilsen, 2020</text:p>
      <text:p text:style-name="P15"><text:tab/><text:a xlink:type="simple" xlink:href="https://github.com/advancedresearch/path_semantics/blob/master/papers-wip/sized-type-theory.pdf" text:style-name="Internet_20_link" text:visited-style-name="Visited_20_Internet_20_Link"><text:span text:style-name="T10">https://github.com/advancedresearch/path_semantics/blob/master/papers-wip/sized-type-theory.pdf</text:span></text:a></text:p>
      <text:p text:style-name="P15"/>
      <text:p text:style-name="P15"><text:reference-mark-start text:name="faster brute force proofs"/>[3]<text:reference-mark-end text:name="faster brute force proofs"/><text:tab/>“Faster Brute Force Proofs”</text:p>
      <text:p text:style-name="P15"><text:tab/>Sven Nilsen, 2020</text:p>
      <text:p text:style-name="P15"><text:tab/><text:a xlink:type="simple" xlink:href="https://github.com/advancedresearch/path_semantics/blob/master/papers-wip/faster-brute-force-proofs.pdf" text:style-name="Internet_20_link" text:visited-style-name="Visited_20_Internet_20_Link"><text:span text:style-name="T10">https://github.com/advancedresearch/path_semantics/blob/master/papers-wip/faster-brute-force-proofs.pdf</text:span></text:a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3:47:47.456997000</meta:creation-date>
    <dc:date>2020-08-18T15:21:25.077268000</dc:date>
    <meta:editing-duration>PT9M29S</meta:editing-duration>
    <meta:editing-cycles>1</meta:editing-cycles>
    <meta:document-statistic meta:table-count="0" meta:image-count="0" meta:object-count="0" meta:page-count="3" meta:paragraph-count="58" meta:word-count="597" meta:character-count="3622" meta:non-whitespace-character-count="3064"/>
    <meta:generator>LibreOffice/5.1.2.2$MacOSX_X86_64 LibreOffice_project/d3bf12ecb743fc0d20e0be0c58ca359301eb705f</meta:generator>
  </office:meta>
</office:document-meta>
</file>